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 style:list-style-name="L1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2263747300850348196" text:style-name="L1">
        <text:list-item>
          <text:p text:style-name="P2">Init vars</text:p>
        </text:list-item>
        <text:list-item>
          <text:p text:style-name="P2">Start new game</text:p>
        </text:list-item>
        <text:list-item>
          <text:p text:style-name="P2">Clear old words</text:p>
        </text:list-item>
        <text:list-item>
          <text:p text:style-name="P2">Clear click events</text:p>
        </text:list-item>
        <text:list-item>
          <text:p text:style-name="P2">Ready for new word</text:p>
        </text:list-item>
        <text:list-item>
          <text:p text:style-name="P2">Choose word</text:p>
        </text:list-item>
        <text:list-item>
          <text:p text:style-name="P2">Add click events inc all letters clicked</text:p>
        </text:list-item>
        <text:list-item>
          <text:p text:style-name="P2">Check word when all letters clicked</text:p>
        </text:list-item>
        <text:list-item>
          <text:p text:style-name="P2">Display round end message</text:p>
        </text:list-item>
        <text:list-item>
          <text:p text:style-name="P2">Increment scores etc</text:p>
        </text:list-item>
        <text:list-item>
          <text:p text:style-name="P2">Start next round or finish game</text:p>
        </text:list-item>
        <text:list-item>
          <text:p text:style-name="P2">Finish game dis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31T11:50:15.62</meta:creation-date>
    <dc:date>2017-07-31T11:58:04.38</dc:date>
    <meta:editing-duration>PT2M54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2" meta:word-count="58" meta:character-count="282"/>
  </office:meta>
</office:document-meta>
</file>